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8600001923000012C24E0D0895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Table1" style:family="table">
      <style:table-properties style:width="6.6924in" table:align="margins" fo:keep-with-next="always"/>
    </style:style>
    <style:style style:name="Table1.A" style:family="table-column">
      <style:table-column-properties style:column-width="1.3382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/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0pt" fo:font-style="italic" officeooo:rsid="002c87d2" officeooo:paragraph-rsid="002c87d2" style:font-size-asian="10pt" style:font-style-asian="italic" style:font-size-complex="10pt" style:font-style-complex="italic"/>
    </style:style>
    <style:style style:name="P4" style:family="paragraph" style:parent-style-name="Table"/>
    <style:style style:name="P5" style:family="paragraph" style:parent-style-name="Heading_20_1">
      <style:paragraph-properties fo:break-before="page"/>
      <style:text-properties officeooo:paragraph-rsid="001ecf70"/>
    </style:style>
    <style:style style:name="P6" style:family="paragraph" style:parent-style-name="Heading_20_2" style:master-page-name="">
      <style:paragraph-properties style:page-number="auto" fo:break-before="page"/>
    </style:style>
    <style:style style:name="P7" style:family="paragraph" style:parent-style-name="Heading_20_2" style:master-page-name="">
      <style:paragraph-properties style:page-number="auto" fo:break-before="page"/>
    </style:style>
    <style:style style:name="P8" style:family="paragraph" style:parent-style-name="Table_20_Contents"/>
    <style:style style:name="P9" style:family="paragraph" style:parent-style-name="Table_20_Heading"/>
    <style:style style:name="fr1" style:family="graphic" style:parent-style-name="Frame">
      <style:graphic-properties style:vertical-pos="from-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P1"/>
      </text:section>
      <text:section text:style-name="Sect1" text:name="IndexContentSection">
        <text:h text:style-name="P5" text:outline-level="1">HEADING1</text:h>
        <text:p text:style-name="P1">ENTRY1<text:line-break/><text:alphabetical-index-mark text:string-value="Chapter"/><text:s text:c="2"/><text:user-index-mark text:string-value="User Directory Entry" text:index-name="User-Defined" text:outline-level="1"/></text:p>
        <text:h text:style-name="P6" text:outline-level="2">HEADING11</text:h>
        <text:p text:style-name="P1">ENTRY11<text:line-break/><text:toc-mark text:string-value="Entry" text:outline-level="1"/></text:p>
        <text:h text:style-name="P6" text:outline-level="2">HEADING12</text:h>
        <text:p text:style-name="P1">ENTRY12<text:line-break/><text:alphabetical-index-mark text:string-value="this" text:key1="Primary key" text:key2="Secondary key"/><text:s text:c="2"/><text:alphabetical-index-mark text:string-value="Keyword"/></text:p>
        <text:p text:style-name="P1"/>
      </text:section>
      <text:p text:style-name="P1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9"/>
            </table:table-cell>
            <table:table-cell table:style-name="Table1.E1" office:value-type="string">
              <text:p text:style-name="P9"/>
            </table:table-cell>
          </table:table-row>
        </table:table-header-rows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</table:table>
      <text:p text:style-name="P4">TABLE1</text:p>
      <text:p text:style-name="P1"><draw:frame draw:style-name="fr1" draw:name="Rahmen1" text:anchor-type="paragraph" svg:y="0.0409in" svg:width="1.952in" draw:z-index="0"><draw:text-box fo:min-height="0.8126in"><text:p text:style-name="Illustration"><draw:frame draw:style-name="fr2" draw:name="Graphic1" text:anchor-type="paragraph" svg:x="0.4335in" svg:y="0.0626in" svg:width="1.089in" svg:height="0.8126in" draw:z-index="1"><draw:image xlink:href="Pictures/2000008600001923000012C24E0D0895.wmf" xlink:type="simple" xlink:show="embed" xlink:actuate="onLoad"/></draw:frame></text:p></draw:text-box></draw:frame></text:p>
      <text:p text:style-name="P1"/>
      <text:p text:style-name="P1"/>
      <text:p text:style-name="P1"/>
      <text:p text:style-name="P1"/>
      <text:p text:style-name="P2"/>
      <text:p text:style-name="P3">IMAG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/>
      <style:text-properties style:use-window-font-color="true" fo:font-size="12pt" style:font-size-asian="12pt" style:font-size-complex="12pt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style:font-name-asian="Noto Sans CJK SC" style:font-size-asian="12pt" style:font-name-complex="Lohit Devanagari" style:font-size-complex="12p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/>
      <style:text-properties fo:font-size="16pt" fo:font-weight="bold"/>
    </style:style>
    <style:style style:name="List" style:family="paragraph" style:parent-style-name="Text_20_body" style:class="list"/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7$Linux_x86 LibreOffice_project/720e290-386c48f-abf2002-30b3fc</meta:generator>
    <meta:creation-date>1999-12-07T16:24:14</meta:creation-date>
    <dc:creator>pista </dc:creator>
    <dc:date>2012-08-07T13:45:35</dc:date>
    <dc:language>en-US</dc:language>
    <meta:editing-cycles>45</meta:editing-cycles>
    <meta:editing-duration>PT1H34M37S</meta:editing-duration>
    <meta:document-statistic meta:table-count="1" meta:image-count="1" meta:object-count="0" meta:page-count="4" meta:paragraph-count="8" meta:word-count="13" meta:character-count="73" meta:non-whitespace-character-count="63"/>
  </office:meta>
</office:document-meta>
</file>